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FreeSans" svg:font-family="FreeSans"/>
    <style:font-face style:name="Lohit Hindi1" svg:font-family="'Lohit Hindi'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>
      <style:paragraph-properties fo:text-align="center"/>
    </style:style>
    <style:style style:name="fr1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ge" style:horizontal-pos="from-left" style:horizontal-rel="page" fo:background-color="transparent" style:background-transparency="100%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fo:margin-left="0in" fo:margin-right="0in" fo:margin-top="0in" fo:margin-bottom="0in" style:vertical-pos="from-top" style:vertical-rel="page" style:horizontal-pos="from-left" style:horizontal-rel="pag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vertical-pos="from-top" style:vertical-rel="page" style:horizontal-pos="from-left" style:horizontal-rel="page" fo:background-color="transparent" style:background-transparency="100%" fo:padding="0in" fo:border="none" style:shadow="none" style:mirror="none" fo:clip="rect(0in, 0.0299in, 0in, 0.0299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gr1" style:family="graphic">
      <style:graphic-properties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aphics1" text:anchor-type="page" text:anchor-page-number="1" svg:x="0.7902in" svg:y="0.7902in" svg:width="0.7902in" svg:height="0.95in" draw:z-index="0">
        <draw:image xlink:href="../methane.png" xlink:type="simple" xlink:show="embed" xlink:actuate="onLoad"/>
      </draw:frame>
      <draw:frame draw:style-name="fr1" draw:name="graphics2" text:anchor-type="page" text:anchor-page-number="1" svg:x="1.5799in" svg:y="0.7902in" svg:width="1.2098in" svg:height="0.95in" draw:z-index="1">
        <draw:image xlink:href="../ethane.png" xlink:type="simple" xlink:show="embed" xlink:actuate="onLoad"/>
      </draw:frame>
      <draw:frame draw:style-name="fr2" draw:name="graphics4" text:anchor-type="page" text:anchor-page-number="1" svg:x="4.748in" svg:y="0.7902in" svg:width="2.3299in" svg:height="0.95in" draw:z-index="2">
        <draw:image xlink:href="../hexane.png" xlink:type="simple" xlink:show="embed" xlink:actuate="onLoad"/>
      </draw:frame>
      <draw:frame draw:style-name="fr2" draw:name="graphics5" text:anchor-type="page" text:anchor-page-number="1" svg:x="2.789in" svg:y="0.7902in" svg:width="1.9598in" svg:height="0.95in" draw:z-index="3">
        <draw:image xlink:href="../pentane.png" xlink:type="simple" xlink:show="embed" xlink:actuate="onLoad"/>
      </draw:frame>
      <draw:frame draw:style-name="fr3" draw:name="graphics6" text:anchor-type="page" text:anchor-page-number="1" svg:x="0.7902in" svg:y="1.7398in" svg:width="6.3in" svg:height="0.95in" draw:z-index="4">
        <draw:image xlink:href="../icosane.png" xlink:type="simple" xlink:show="embed" xlink:actuate="onLoad"/>
      </draw:frame>
      <text:p text:style-name="Standard"><draw:rect text:anchor-type="paragraph" draw:z-index="5" draw:style-name="gr1" draw:text-style-name="P1" svg:width="6.287in" svg:height="1.8988in" svg:x="0.0028in" svg:y="0.0028in"><text:p/></draw:rec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FreeSans" svg:font-family="FreeSans"/>
    <style:font-face style:name="Lohit Hindi1" svg:font-family="'Lohit Hindi'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FreeSans" fo:font-size="12pt" fo:language="en" fo:country="GB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FreeSans" fo:font-size="12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FreeSans"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FreeSans"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FreeSans" style:font-size-asian="12pt" style:font-name-complex="Lohit Hindi1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iyavula2 </meta:initial-creator>
    <meta:creation-date>2013-02-22T12:48:02</meta:creation-date>
    <meta:document-statistic meta:table-count="0" meta:image-count="5" meta:object-count="0" meta:page-count="1" meta:paragraph-count="0" meta:word-count="0" meta:character-count="0"/>
    <dc:date>2013-02-22T17:49:56</dc:date>
    <dc:creator>siyavula2 </dc:creator>
    <meta:editing-duration>PT4H31M1S</meta:editing-duration>
    <meta:editing-cycles>1</meta:editing-cycles>
    <meta:generator>LibreOffice/3.3$Linux LibreOffice_project/330m19$Build-401</meta:generator>
  </office:meta>
</office:document-meta>
</file>